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">
            <text:p>800</text:p>
          </table:table-cell>
          <table:table-cell office:value-type="float" office:value="800" table:formula="of:=[.E2]" table:style-name="ce1">
            <text:p>80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4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200" table:style-name="ce1">
            <text:p>200</text:p>
          </table:table-cell>
          <table:table-cell office:value-type="float" office:value="200" table:formula="of:=[.E5]" table:style-name="ce1">
            <text:p>2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80" table:style-name="ce1">
            <text:p>180</text:p>
          </table:table-cell>
          <table:table-cell office:value-type="float" office:value="180" table:formula="of:=[.E7]" table:style-name="ce1">
            <text:p>18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9]" table:style-name="ce1">
            <text:p>10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">
            <text:p>40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10" table:style-name="ce1">
            <text:p>210</text:p>
          </table:table-cell>
          <table:table-cell office:value-type="float" office:value="210" table:formula="of:=[.E14]" table:style-name="ce1">
            <text:p>21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21]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[.E22]" table:style-name="ce1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50" table:style-name="ce1">
            <text:p>50</text:p>
          </table:table-cell>
          <table:table-cell office:value-type="float" office:value="50" table:formula="of:=[.E23]" table:style-name="ce1">
            <text:p>50</text:p>
          </table:table-cell>
          <table:table-cell table:number-columns-repeated="16378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formula="of:=[.E25]" table:style-name="ce1">
            <text:p>12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formula="of:=[.E26]" table:style-name="ce1">
            <text:p>1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7]" table:style-name="ce1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70" table:style-name="ce1">
            <text:p>70</text:p>
          </table:table-cell>
          <table:table-cell office:value-type="float" office:value="70" table:formula="of:=[.E32]" table:style-name="ce1">
            <text:p>7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70" table:style-name="ce1">
            <text:p>70</text:p>
          </table:table-cell>
          <table:table-cell office:value-type="float" office:value="70" table:formula="of:=[.E33]" table:style-name="ce1">
            <text:p>7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60" table:style-name="ce1">
            <text:p>60</text:p>
          </table:table-cell>
          <table:table-cell office:value-type="float" office:value="60" table:formula="of:=[.E34]" table:style-name="ce1">
            <text:p>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50" table:style-name="ce1">
            <text:p>50</text:p>
          </table:table-cell>
          <table:table-cell office:value-type="float" office:value="50" table:formula="of:=[.E36]" table:style-name="ce1">
            <text:p>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37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90" table:style-name="ce1">
            <text:p>90</text:p>
          </table:table-cell>
          <table:table-cell office:value-type="float" office:value="90" table:formula="of:=[.E38]" table:style-name="ce1">
            <text:p>9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"/>
          <table:table-cell office:value-type="float" office:value="0" table:formula="of:=[.E41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[.E43]" table:style-name="ce1">
            <text:p>1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800" table:style-name="ce1">
            <text:p>800</text:p>
          </table:table-cell>
          <table:table-cell office:value-type="float" office:value="800" table:formula="of:=[.E44]" table:style-name="ce1">
            <text:p>8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20" table:style-name="ce1">
            <text:p>120</text:p>
          </table:table-cell>
          <table:table-cell office:value-type="float" office:value="120" table:formula="of:=[.E45]" table:style-name="ce1">
            <text:p>12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48]" table:style-name="ce1">
            <text:p>10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E52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"/>
          <table:table-cell office:value-type="float" office:value="0" table:formula="of:=[.E54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810" table:formula="of:=SUM([.E2:.E54])" table:style-name="ce18">
            <text:p>3810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F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2-11T08:25:18Z</dc:date>
    <meta:print-date>2025-02-07T10:13:35Z</meta:print-date>
    <meta:editing-cycles>139</meta:editing-cycles>
    <meta:editing-duration>PT195912S</meta:editing-duration>
  </office:meta>
</office:document-meta>
</file>